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6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office:value-type="string" calcext:value-type="string">
            <text:p>commande sed pour remettre en forme le fichier : sed -r '/^s/ {N;N;N;s/\n/ /g};s/ format/\nformat/g;s/}/\n}/g;s/ \\override/\n\\override/g' toto.ly &gt; res.ly</text:p>
          </table:table-cell>
          <table:table-cell table:number-columns-repeated="5"/>
          <table:table-cell table:style-name="Default"/>
          <table:table-cell table:number-columns-repeated="29"/>
          <table:table-cell office:value-type="string" calcext:value-type="string">
            <text:p>Oboe II</text:p>
          </table:table-cell>
          <table:table-cell table:number-columns-repeated="109"/>
        </table:table-row>
        <table:table-row table:style-name="ro1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III" calcext:value-type="string">
            <text:p>formatMvtIVoiceI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III" calcext:value-type="string">
            <text:p>formatMvtIIVoiceI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III" calcext:value-type="string">
            <text:p>formatMvtIIIVoiceIII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table:number-columns-repeated="7"/>
          <table:table-cell table:number-columns-repeated="130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 table:number-columns-repeated="105"/>
        </table:table-row>
        <table:table-row table:style-name="ro1">
          <table:table-cell table:number-columns-repeated="6"/>
          <table:table-cell table:style-name="Default" table:formula="of:=[.L16]&amp;&quot; = {&quot;" office:value-type="string" office:string-value="formatMvtIVoiceIII = {" calcext:value-type="string">
            <text:p>formatMvtIVoiceIII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K$4:.$K$101];[.A22]));&quot;&quot;;SMALL([.$K$4:.$K$101];[.A22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K$4:.$K$101];[.A23]));&quot;&quot;;SMALL([.$K$4:.$K$101];[.A23]))" office:value-type="float" office:value="1" calcext:value-type="float">
            <text:p>1</text:p>
          </table:table-cell>
          <table:table-cell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35" calcext:value-type="float">
            <text:p>35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38" calcext:value-type="float">
            <text:p>38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K$4:.$K$101];[.A24]));&quot;&quot;;SMALL([.$K$4:.$K$101];[.A24]))" office:value-type="float" office:value="24" calcext:value-type="float">
            <text:p>24</text:p>
          </table:table-cell>
          <table:table-cell table:style-name="ce2"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54" calcext:value-type="float">
            <text:p>54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pb" calcext:value-type="string">
            <text:p>p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8" calcext:value-type="float">
            <text:p>48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K$4:.$K$101];[.A25]));&quot;&quot;;SMALL([.$K$4:.$K$101];[.A25]))" office:value-type="float" office:value="52" calcext:value-type="float">
            <text:p>52</text:p>
          </table:table-cell>
          <table:table-cell table:style-name="ce2"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64" calcext:value-type="float">
            <text:p>64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86" calcext:value-type="float">
            <text:p>86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K$4:.$K$101];[.A26]));&quot;&quot;;SMALL([.$K$4:.$K$101];[.A26]))" office:value-type="float" office:value="57" calcext:value-type="float">
            <text:p>57</text:p>
          </table:table-cell>
          <table:table-cell table:style-name="ce2"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74" calcext:value-type="float">
            <text:p>74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97" calcext:value-type="float">
            <text:p>97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K$4:.$K$101];[.A27]));&quot;&quot;;SMALL([.$K$4:.$K$101];[.A27]))" office:value-type="float" office:value="65" calcext:value-type="float">
            <text:p>65</text:p>
          </table:table-cell>
          <table:table-cell table:style-name="ce2"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4" calcext:value-type="float">
            <text:p>74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118" calcext:value-type="float">
            <text:p>118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K$4:.$K$101];[.A28]));&quot;&quot;;SMALL([.$K$4:.$K$101];[.A28]))" office:value-type="float" office:value="74" calcext:value-type="float">
            <text:p>74</text:p>
          </table:table-cell>
          <table:table-cell table:style-name="ce2" table:formula="of:=IF([.B28]=&quot;&quot;;&quot;&quot;;[.B28]-[.B27])" office:value-type="float" office:value="9" calcext:value-type="float">
            <text:p>9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39" calcext:value-type="float">
            <text:p>139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ISERR(SMALL([.$K$4:.$K$101];[.A29]));&quot;&quot;;SMALL([.$K$4:.$K$101];[.A29]))" office:value-type="float" office:value="82" calcext:value-type="float">
            <text:p>82</text:p>
          </table:table-cell>
          <table:table-cell table:style-name="ce2" table:formula="of:=IF([.B29]=&quot;&quot;;&quot;&quot;;[.B29]-[.B28])" office:value-type="float" office:value="8" calcext:value-type="float">
            <text:p>8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90" calcext:value-type="float">
            <text:p>90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69" calcext:value-type="float">
            <text:p>169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K$4:.$K$101];[.A30]));&quot;&quot;;SMALL([.$K$4:.$K$101];[.A30]))" office:value-type="float" office:value="90" calcext:value-type="float">
            <text:p>90</text:p>
          </table:table-cell>
          <table:table-cell table:style-name="ce2" table:formula="of:=IF([.B30]=&quot;&quot;;&quot;&quot;;[.B30]-[.B29])" office:value-type="float" office:value="8" calcext:value-type="float">
            <text:p>8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7" calcext:value-type="float">
            <text:p>97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80" calcext:value-type="float">
            <text:p>180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K$4:.$K$101];[.A31]));&quot;&quot;;SMALL([.$K$4:.$K$101];[.A31]))" office:value-type="float" office:value="97" calcext:value-type="float">
            <text:p>97</text:p>
          </table:table-cell>
          <table:table-cell table:style-name="ce2"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5" calcext:value-type="float">
            <text:p>105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201" calcext:value-type="float">
            <text:p>201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K$4:.$K$101];[.A32]));&quot;&quot;;SMALL([.$K$4:.$K$101];[.A32]))" office:value-type="float" office:value="105" calcext:value-type="float">
            <text:p>105</text:p>
          </table:table-cell>
          <table:table-cell table:style-name="ce2" table:formula="of:=IF([.B32]=&quot;&quot;;&quot;&quot;;[.B32]-[.B31])" office:value-type="float" office:value="8" calcext:value-type="float">
            <text:p>8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2" calcext:value-type="float">
            <text:p>112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210" calcext:value-type="float">
            <text:p>210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K$4:.$K$101];[.A33]));&quot;&quot;;SMALL([.$K$4:.$K$101];[.A33]))" office:value-type="float" office:value="112" calcext:value-type="float">
            <text:p>112</text:p>
          </table:table-cell>
          <table:table-cell table:style-name="ce2"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39" calcext:value-type="float">
            <text:p>139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218" calcext:value-type="float">
            <text:p>218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K$4:.$K$101];[.A34]));&quot;&quot;;SMALL([.$K$4:.$K$101];[.A34]))" office:value-type="float" office:value="139" calcext:value-type="float">
            <text:p>139</text:p>
          </table:table-cell>
          <table:table-cell table:style-name="ce2" table:formula="of:=IF([.B34]=&quot;&quot;;&quot;&quot;;[.B34]-[.B33])" office:value-type="float" office:value="27" calcext:value-type="float">
            <text:p>27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27 \break" calcext:value-type="string">
            <text:p>s1*27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69" calcext:value-type="float">
            <text:p>169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38" calcext:value-type="float">
            <text:p>238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K$4:.$K$101];[.A35]));&quot;&quot;;SMALL([.$K$4:.$K$101];[.A35]))" office:value-type="float" office:value="169" calcext:value-type="float">
            <text:p>169</text:p>
          </table:table-cell>
          <table:table-cell table:style-name="ce2" table:formula="of:=IF([.B35]=&quot;&quot;;&quot;&quot;;[.B35]-[.B34])" office:value-type="float" office:value="30" calcext:value-type="float">
            <text:p>30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30 \pageBreak" calcext:value-type="string">
            <text:p>s1*30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77" calcext:value-type="float">
            <text:p>177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50" calcext:value-type="float">
            <text:p>250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K$4:.$K$101];[.A36]));&quot;&quot;;SMALL([.$K$4:.$K$101];[.A36]))" office:value-type="float" office:value="177" calcext:value-type="float">
            <text:p>177</text:p>
          </table:table-cell>
          <table:table-cell table:style-name="ce2" table:formula="of:=IF([.B36]=&quot;&quot;;&quot;&quot;;[.B36]-[.B35])" office:value-type="float" office:value="8" calcext:value-type="float">
            <text:p>8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94" calcext:value-type="float">
            <text:p>194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63" calcext:value-type="float">
            <text:p>263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K$4:.$K$101];[.A37]));&quot;&quot;;SMALL([.$K$4:.$K$101];[.A37]))" office:value-type="float" office:value="194" calcext:value-type="float">
            <text:p>194</text:p>
          </table:table-cell>
          <table:table-cell table:style-name="ce2"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201" calcext:value-type="float">
            <text:p>201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90" calcext:value-type="float">
            <text:p>290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K$4:.$K$101];[.A38]));&quot;&quot;;SMALL([.$K$4:.$K$101];[.A38]))" office:value-type="float" office:value="201" calcext:value-type="float">
            <text:p>201</text:p>
          </table:table-cell>
          <table:table-cell table:style-name="ce2" table:formula="of:=IF([.B38]=&quot;&quot;;&quot;&quot;;[.B38]-[.B37])" office:value-type="float" office:value="7" calcext:value-type="float">
            <text:p>7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208" calcext:value-type="float">
            <text:p>208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301" calcext:value-type="float">
            <text:p>301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K$4:.$K$101];[.A39]));&quot;&quot;;SMALL([.$K$4:.$K$101];[.A39]))" office:value-type="float" office:value="208" calcext:value-type="float">
            <text:p>208</text:p>
          </table:table-cell>
          <table:table-cell table:style-name="ce2" table:formula="of:=IF([.B39]=&quot;&quot;;&quot;&quot;;[.B39]-[.B38])" office:value-type="float" office:value="7" calcext:value-type="float">
            <text:p>7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215" calcext:value-type="float">
            <text:p>215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310" calcext:value-type="float">
            <text:p>310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K$4:.$K$101];[.A40]));&quot;&quot;;SMALL([.$K$4:.$K$101];[.A40]))" office:value-type="float" office:value="215" calcext:value-type="float">
            <text:p>215</text:p>
          </table:table-cell>
          <table:table-cell table:style-name="ce2" table:formula="of:=IF([.B40]=&quot;&quot;;&quot;&quot;;[.B40]-[.B39])" office:value-type="float" office:value="7" calcext:value-type="float">
            <text:p>7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34" calcext:value-type="float">
            <text:p>23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322" calcext:value-type="float">
            <text:p>322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K$4:.$K$101];[.A41]));&quot;&quot;;SMALL([.$K$4:.$K$101];[.A41]))" office:value-type="float" office:value="234" calcext:value-type="float">
            <text:p>234</text:p>
          </table:table-cell>
          <table:table-cell table:style-name="ce2" table:formula="of:=IF([.B41]=&quot;&quot;;&quot;&quot;;[.B41]-[.B40])" office:value-type="float" office:value="19" calcext:value-type="float">
            <text:p>19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44" calcext:value-type="float">
            <text:p>244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331" calcext:value-type="float">
            <text:p>331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K$4:.$K$101];[.A42]));&quot;&quot;;SMALL([.$K$4:.$K$101];[.A42]))" office:value-type="float" office:value="244" calcext:value-type="float">
            <text:p>244</text:p>
          </table:table-cell>
          <table:table-cell table:style-name="ce2" table:formula="of:=IF([.B42]=&quot;&quot;;&quot;&quot;;[.B42]-[.B41])" office:value-type="float" office:value="10" calcext:value-type="float">
            <text:p>10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53" calcext:value-type="float">
            <text:p>253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>
            <text:p/>
          </table:table-cell>
          <table:table-cell table:style-name="ce20" table:formula="of:=IF(INDEX([.$S42:.$ET42];MATCH([.$B$7];[.$S$1:.$ET$1];0)+[.P$1])=&quot;&quot;;&quot;&quot;;INDEX([.$S42:.$ET42];MATCH([.$B$7];[.$S$1:.$ET$1];0)+[.P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K$4:.$K$101];[.A43]));&quot;&quot;;SMALL([.$K$4:.$K$101];[.A43]))" office:value-type="float" office:value="253" calcext:value-type="float">
            <text:p>253</text:p>
          </table:table-cell>
          <table:table-cell table:style-name="ce2" table:formula="of:=IF([.B43]=&quot;&quot;;&quot;&quot;;[.B43]-[.B42])" office:value-type="float" office:value="9" calcext:value-type="float">
            <text:p>9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64" calcext:value-type="float">
            <text:p>264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>
            <text:p/>
          </table:table-cell>
          <table:table-cell table:style-name="ce20" table:formula="of:=IF(INDEX([.$S43:.$ET43];MATCH([.$B$7];[.$S$1:.$ET$1];0)+[.P$1])=&quot;&quot;;&quot;&quot;;INDEX([.$S43:.$ET43];MATCH([.$B$7];[.$S$1:.$ET$1];0)+[.P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K$4:.$K$101];[.A44]));&quot;&quot;;SMALL([.$K$4:.$K$101];[.A44]))" office:value-type="float" office:value="264" calcext:value-type="float">
            <text:p>264</text:p>
          </table:table-cell>
          <table:table-cell table:style-name="ce2" table:formula="of:=IF([.B44]=&quot;&quot;;&quot;&quot;;[.B44]-[.B43])" office:value-type="float" office:value="11" calcext:value-type="float">
            <text:p>11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85" calcext:value-type="float">
            <text:p>285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K$4:.$K$101];[.A45]));&quot;&quot;;SMALL([.$K$4:.$K$101];[.A45]))" office:value-type="float" office:value="285" calcext:value-type="float">
            <text:p>285</text:p>
          </table:table-cell>
          <table:table-cell table:style-name="ce2" table:formula="of:=IF([.B45]=&quot;&quot;;&quot;&quot;;[.B45]-[.B44])" office:value-type="float" office:value="21" calcext:value-type="float">
            <text:p>21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21 \break" calcext:value-type="string">
            <text:p>s1*21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93" calcext:value-type="float">
            <text:p>29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b" calcext:value-type="string">
            <text:p>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K$4:.$K$101];[.A46]));&quot;&quot;;SMALL([.$K$4:.$K$101];[.A46]))" office:value-type="float" office:value="293" calcext:value-type="float">
            <text:p>293</text:p>
          </table:table-cell>
          <table:table-cell table:style-name="ce2" table:formula="of:=IF([.B46]=&quot;&quot;;&quot;&quot;;[.B46]-[.B45])" office:value-type="float" office:value="8" calcext:value-type="float">
            <text:p>8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b" calcext:value-type="string">
            <text:p>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310" calcext:value-type="float">
            <text:p>310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pb" calcext:value-type="string">
            <text:p>p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K$4:.$K$101];[.A47]));&quot;&quot;;SMALL([.$K$4:.$K$101];[.A47]))" office:value-type="float" office:value="310" calcext:value-type="float">
            <text:p>310</text:p>
          </table:table-cell>
          <table:table-cell table:style-name="ce2" table:formula="of:=IF([.B47]=&quot;&quot;;&quot;&quot;;[.B47]-[.B46])" office:value-type="float" office:value="17" calcext:value-type="float">
            <text:p>17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pb" calcext:value-type="string">
            <text:p>p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17 \pageBreak" calcext:value-type="string">
            <text:p>s1*17 \page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317" calcext:value-type="float">
            <text:p>317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K$4:.$K$101];[.A48]));&quot;&quot;;SMALL([.$K$4:.$K$101];[.A48]))" office:value-type="float" office:value="317" calcext:value-type="float">
            <text:p>317</text:p>
          </table:table-cell>
          <table:table-cell table:style-name="ce2" table:formula="of:=IF([.B48]=&quot;&quot;;&quot;&quot;;[.B48]-[.B47])" office:value-type="float" office:value="7" calcext:value-type="float">
            <text:p>7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345" calcext:value-type="float">
            <text:p>345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K$4:.$K$101];[.A49]));&quot;&quot;;SMALL([.$K$4:.$K$101];[.A49]))" office:value-type="float" office:value="345" calcext:value-type="float">
            <text:p>345</text:p>
          </table:table-cell>
          <table:table-cell table:style-name="ce2" table:formula="of:=IF([.B49]=&quot;&quot;;&quot;&quot;;[.B49]-[.B48])" office:value-type="float" office:value="28" calcext:value-type="float">
            <text:p>28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364" calcext:value-type="float">
            <text:p>364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K$4:.$K$101];[.A50]));&quot;&quot;;SMALL([.$K$4:.$K$101];[.A50]))" office:value-type="float" office:value="364" calcext:value-type="float">
            <text:p>364</text:p>
          </table:table-cell>
          <table:table-cell table:style-name="ce2" table:formula="of:=IF([.B50]=&quot;&quot;;&quot;&quot;;[.B50]-[.B49])" office:value-type="float" office:value="19" calcext:value-type="float">
            <text:p>1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19 \break" calcext:value-type="string">
            <text:p>s1*1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71" calcext:value-type="float">
            <text:p>371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K$4:.$K$101];[.A51]));&quot;&quot;;SMALL([.$K$4:.$K$101];[.A51]))" office:value-type="float" office:value="371" calcext:value-type="float">
            <text:p>371</text:p>
          </table:table-cell>
          <table:table-cell table:style-name="ce2" table:formula="of:=IF([.B51]=&quot;&quot;;&quot;&quot;;[.B51]-[.B50])" office:value-type="float" office:value="7" calcext:value-type="float">
            <text:p>7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78" calcext:value-type="float">
            <text:p>378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K$4:.$K$101];[.A52]));&quot;&quot;;SMALL([.$K$4:.$K$101];[.A52]))" office:value-type="float" office:value="378" calcext:value-type="float">
            <text:p>378</text:p>
          </table:table-cell>
          <table:table-cell table:style-name="ce2" table:formula="of:=IF([.B52]=&quot;&quot;;&quot;&quot;;[.B52]-[.B51])" office:value-type="float" office:value="7" calcext:value-type="float">
            <text:p>7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84" calcext:value-type="float">
            <text:p>384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K$4:.$K$101];[.A53]));&quot;&quot;;SMALL([.$K$4:.$K$101];[.A53]))" office:value-type="float" office:value="384" calcext:value-type="float">
            <text:p>384</text:p>
          </table:table-cell>
          <table:table-cell table:style-name="ce2" table:formula="of:=IF([.B53]=&quot;&quot;;&quot;&quot;;[.B53]-[.B52])" office:value-type="float" office:value="6" calcext:value-type="float">
            <text:p>6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91" calcext:value-type="float">
            <text:p>391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K$4:.$K$101];[.A54]));&quot;&quot;;SMALL([.$K$4:.$K$101];[.A54]))" office:value-type="float" office:value="391" calcext:value-type="float">
            <text:p>391</text:p>
          </table:table-cell>
          <table:table-cell table:style-name="ce2" table:formula="of:=IF([.B54]=&quot;&quot;;&quot;&quot;;[.B54]-[.B53])" office:value-type="float" office:value="7" calcext:value-type="float">
            <text:p>7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408" calcext:value-type="float">
            <text:p>408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K$4:.$K$101];[.A55]));&quot;&quot;;SMALL([.$K$4:.$K$101];[.A55]))" office:value-type="float" office:value="408" calcext:value-type="float">
            <text:p>408</text:p>
          </table:table-cell>
          <table:table-cell table:style-name="ce2" table:formula="of:=IF([.B55]=&quot;&quot;;&quot;&quot;;[.B55]-[.B54])" office:value-type="float" office:value="17" calcext:value-type="float">
            <text:p>17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423" calcext:value-type="float">
            <text:p>423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K$4:.$K$101];[.A56]));&quot;&quot;;SMALL([.$K$4:.$K$101];[.A56]))" office:value-type="float" office:value="423" calcext:value-type="float">
            <text:p>423</text:p>
          </table:table-cell>
          <table:table-cell table:style-name="ce2" table:formula="of:=IF([.B56]=&quot;&quot;;&quot;&quot;;[.B56]-[.B55])" office:value-type="float" office:value="15" calcext:value-type="float">
            <text:p>15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K$4:.$K$101];[.A57]));&quot;&quot;;SMALL([.$K$4:.$K$101];[.A57]))" office:value-type="float" office:value="432" calcext:value-type="float">
            <text:p>432</text:p>
          </table:table-cell>
          <table:table-cell table:style-name="ce2" table:formula="of:=IF([.B57]=&quot;&quot;;&quot;&quot;;[.B57]-[.B56])" office:value-type="float" office:value="9" calcext:value-type="float">
            <text:p>9</text:p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>
            <text:p/>
          </table:table-cell>
          <table:table-cell table:style-name="ce2"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12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>
            <text:p/>
          </table:table-cell>
          <table:table-cell table:style-name="ce2"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12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IF(ISERR(SMALL([.$K$4:.$K$101];[.A62]));&quot;&quot;;SMALL([.$K$4:.$K$101];[.A62]))">
            <text:p/>
          </table:table-cell>
          <table:table-cell table:style-name="ce2"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12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IF(ISERR(SMALL([.$K$4:.$K$101];[.A63]));&quot;&quot;;SMALL([.$K$4:.$K$101];[.A63]))">
            <text:p/>
          </table:table-cell>
          <table:table-cell table:style-name="ce2"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12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12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12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12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12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12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12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12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12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12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12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12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12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12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12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12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12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12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12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12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12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12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12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12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12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12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12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12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12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12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K$4:.$K$101];[.A96]));&quot;&quot;;SMALL([.$K$4:.$K$101];[.A96]))">
            <text:p/>
          </table:table-cell>
          <table:table-cell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K$4:.$K$101];[.A97]));&quot;&quot;;SMALL([.$K$4:.$K$101];[.A97]))">
            <text:p/>
          </table:table-cell>
          <table:table-cell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K$4:.$K$101];[.A98]));&quot;&quot;;SMALL([.$K$4:.$K$101];[.A98]))">
            <text:p/>
          </table:table-cell>
          <table:table-cell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K$4:.$K$101];[.A99]));&quot;&quot;;SMALL([.$K$4:.$K$101];[.A99]))">
            <text:p/>
          </table:table-cell>
          <table:table-cell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K$4:.$K$101];[.A100]));&quot;&quot;;SMALL([.$K$4:.$K$101];[.A100]))">
            <text:p/>
          </table:table-cell>
          <table:table-cell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K$4:.$K$101];[.A101]));&quot;&quot;;SMALL([.$K$4:.$K$101];[.A101]))">
            <text:p/>
          </table:table-cell>
          <table:table-cell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0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table:formula="of:=[.L17]&amp;&quot; = {&quot;" office:value-type="string" office:string-value="formatMvtIIVoiceIII = {" calcext:value-type="string">
            <text:p>formatMvtIIVoiceIII = {</text:p>
          </table:table-cell>
          <table:table-cell table:number-columns-repeated="1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M$4:.$M$101];[.A108]));&quot;&quot;;SMALL([.$M$4:.$M$101];[.A108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M$4:.$M$101];[.A109]));&quot;&quot;;SMALL([.$M$4:.$M$101];[.A109]))" office:value-type="float" office:value="1" calcext:value-type="float">
            <text:p>1</text:p>
          </table:table-cell>
          <table:table-cell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3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ISERR(SMALL([.$M$4:.$M$101];[.A110]));&quot;&quot;;SMALL([.$M$4:.$M$101];[.A110]))" office:value-type="float" office:value="35" calcext:value-type="float">
            <text:p>35</text:p>
          </table:table-cell>
          <table:table-cell table:style-name="ce2" table:formula="of:=IF([.B110]=&quot;&quot;;&quot;&quot;;[.B110]-[.B109])" office:value-type="float" office:value="34" calcext:value-type="float">
            <text:p>34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34 \break" calcext:value-type="string">
            <text:p>s2.*34 \break</text:p>
          </table:table-cell>
          <table:table-cell table:number-columns-repeated="13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ISERR(SMALL([.$M$4:.$M$101];[.A111]));&quot;&quot;;SMALL([.$M$4:.$M$101];[.A111]))" office:value-type="float" office:value="54" calcext:value-type="float">
            <text:p>54</text:p>
          </table:table-cell>
          <table:table-cell table:style-name="ce2" table:formula="of:=IF([.B111]=&quot;&quot;;&quot;&quot;;[.B111]-[.B110])" office:value-type="float" office:value="19" calcext:value-type="float">
            <text:p>1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pb" calcext:value-type="string">
            <text:p>p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19 \pageBreak" calcext:value-type="string">
            <text:p>s2.*19 \pageBreak</text:p>
          </table:table-cell>
          <table:table-cell table:number-columns-repeated="13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ISERR(SMALL([.$M$4:.$M$101];[.A112]));&quot;&quot;;SMALL([.$M$4:.$M$101];[.A112]))" office:value-type="float" office:value="64" calcext:value-type="float">
            <text:p>64</text:p>
          </table:table-cell>
          <table:table-cell table:style-name="ce2" table:formula="of:=IF([.B112]=&quot;&quot;;&quot;&quot;;[.B112]-[.B111])" office:value-type="float" office:value="10" calcext:value-type="float">
            <text:p>10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10 \break" calcext:value-type="string">
            <text:p>s2.*10 \break</text:p>
          </table:table-cell>
          <table:table-cell table:number-columns-repeated="13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ISERR(SMALL([.$M$4:.$M$101];[.A113]));&quot;&quot;;SMALL([.$M$4:.$M$101];[.A113]))" office:value-type="float" office:value="74" calcext:value-type="float">
            <text:p>74</text:p>
          </table:table-cell>
          <table:table-cell table:style-name="ce2" table:formula="of:=IF([.B113]=&quot;&quot;;&quot;&quot;;[.B113]-[.B112])" office:value-type="float" office:value="10" calcext:value-type="float">
            <text:p>10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0 \break" calcext:value-type="string">
            <text:p>s2.*10 \break</text:p>
          </table:table-cell>
          <table:table-cell table:number-columns-repeated="13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ISERR(SMALL([.$M$4:.$M$101];[.A114]));&quot;&quot;;SMALL([.$M$4:.$M$101];[.A114]))" office:value-type="float" office:value="119" calcext:value-type="float">
            <text:p>119</text:p>
          </table:table-cell>
          <table:table-cell table:style-name="ce2" table:formula="of:=IF([.B114]=&quot;&quot;;&quot;&quot;;[.B114]-[.B113])" office:value-type="float" office:value="45" calcext:value-type="float">
            <text:p>45</text:p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45 " calcext:value-type="string">
            <text:p>s2.*45 </text:p>
          </table:table-cell>
          <table:table-cell table:number-columns-repeated="1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M$4:.$M$101];[.A121]));&quot;&quot;;SMALL([.$M$4:.$M$101];[.A121]))">
            <text:p/>
          </table:table-cell>
          <table:table-cell table:style-name="ce2"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M$4:.$M$101];[.A127]));&quot;&quot;;SMALL([.$M$4:.$M$101];[.A127]))">
            <text:p/>
          </table:table-cell>
          <table:table-cell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M$4:.$M$101];[.A128]));&quot;&quot;;SMALL([.$M$4:.$M$101];[.A128]))">
            <text:p/>
          </table:table-cell>
          <table:table-cell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M$4:.$M$101];[.A129]));&quot;&quot;;SMALL([.$M$4:.$M$101];[.A129]))">
            <text:p/>
          </table:table-cell>
          <table:table-cell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M$4:.$M$101];[.A130]));&quot;&quot;;SMALL([.$M$4:.$M$101];[.A130]))">
            <text:p/>
          </table:table-cell>
          <table:table-cell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M$4:.$M$101];[.A131]));&quot;&quot;;SMALL([.$M$4:.$M$101];[.A131]))">
            <text:p/>
          </table:table-cell>
          <table:table-cell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M$4:.$M$101];[.A132]));&quot;&quot;;SMALL([.$M$4:.$M$101];[.A132]))">
            <text:p/>
          </table:table-cell>
          <table:table-cell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M$4:.$M$101];[.A133]));&quot;&quot;;SMALL([.$M$4:.$M$101];[.A133]))">
            <text:p/>
          </table:table-cell>
          <table:table-cell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M$4:.$M$101];[.A134]));&quot;&quot;;SMALL([.$M$4:.$M$101];[.A134]))">
            <text:p/>
          </table:table-cell>
          <table:table-cell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M$4:.$M$101];[.A135]));&quot;&quot;;SMALL([.$M$4:.$M$101];[.A135]))">
            <text:p/>
          </table:table-cell>
          <table:table-cell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M$4:.$M$101];[.A136]));&quot;&quot;;SMALL([.$M$4:.$M$101];[.A136]))">
            <text:p/>
          </table:table-cell>
          <table:table-cell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M$4:.$M$101];[.A137]));&quot;&quot;;SMALL([.$M$4:.$M$101];[.A137]))">
            <text:p/>
          </table:table-cell>
          <table:table-cell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M$4:.$M$101];[.A138]));&quot;&quot;;SMALL([.$M$4:.$M$101];[.A138]))">
            <text:p/>
          </table:table-cell>
          <table:table-cell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M$4:.$M$101];[.A139]));&quot;&quot;;SMALL([.$M$4:.$M$101];[.A139]))">
            <text:p/>
          </table:table-cell>
          <table:table-cell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M$4:.$M$101];[.A140]));&quot;&quot;;SMALL([.$M$4:.$M$101];[.A140]))">
            <text:p/>
          </table:table-cell>
          <table:table-cell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M$4:.$M$101];[.A141]));&quot;&quot;;SMALL([.$M$4:.$M$101];[.A141]))">
            <text:p/>
          </table:table-cell>
          <table:table-cell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M$4:.$M$101];[.A142]));&quot;&quot;;SMALL([.$M$4:.$M$101];[.A142]))">
            <text:p/>
          </table:table-cell>
          <table:table-cell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M$4:.$M$101];[.A143]));&quot;&quot;;SMALL([.$M$4:.$M$101];[.A143]))">
            <text:p/>
          </table:table-cell>
          <table:table-cell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M$4:.$M$101];[.A144]));&quot;&quot;;SMALL([.$M$4:.$M$101];[.A144]))">
            <text:p/>
          </table:table-cell>
          <table:table-cell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M$4:.$M$101];[.A145]));&quot;&quot;;SMALL([.$M$4:.$M$101];[.A145]))">
            <text:p/>
          </table:table-cell>
          <table:table-cell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M$4:.$M$101];[.A146]));&quot;&quot;;SMALL([.$M$4:.$M$101];[.A146]))">
            <text:p/>
          </table:table-cell>
          <table:table-cell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M$4:.$M$101];[.A147]));&quot;&quot;;SMALL([.$M$4:.$M$101];[.A147]))">
            <text:p/>
          </table:table-cell>
          <table:table-cell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M$4:.$M$101];[.A148]));&quot;&quot;;SMALL([.$M$4:.$M$101];[.A148]))">
            <text:p/>
          </table:table-cell>
          <table:table-cell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M$4:.$M$101];[.A149]));&quot;&quot;;SMALL([.$M$4:.$M$101];[.A149]))">
            <text:p/>
          </table:table-cell>
          <table:table-cell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M$4:.$M$101];[.A150]));&quot;&quot;;SMALL([.$M$4:.$M$101];[.A150]))">
            <text:p/>
          </table:table-cell>
          <table:table-cell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M$4:.$M$101];[.A151]));&quot;&quot;;SMALL([.$M$4:.$M$101];[.A151]))">
            <text:p/>
          </table:table-cell>
          <table:table-cell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M$4:.$M$101];[.A152]));&quot;&quot;;SMALL([.$M$4:.$M$101];[.A152]))">
            <text:p/>
          </table:table-cell>
          <table:table-cell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M$4:.$M$101];[.A153]));&quot;&quot;;SMALL([.$M$4:.$M$101];[.A153]))">
            <text:p/>
          </table:table-cell>
          <table:table-cell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M$4:.$M$101];[.A154]));&quot;&quot;;SMALL([.$M$4:.$M$101];[.A154]))">
            <text:p/>
          </table:table-cell>
          <table:table-cell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M$4:.$M$101];[.A155]));&quot;&quot;;SMALL([.$M$4:.$M$101];[.A155]))">
            <text:p/>
          </table:table-cell>
          <table:table-cell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M$4:.$M$101];[.A156]));&quot;&quot;;SMALL([.$M$4:.$M$101];[.A156]))">
            <text:p/>
          </table:table-cell>
          <table:table-cell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M$4:.$M$101];[.A157]));&quot;&quot;;SMALL([.$M$4:.$M$101];[.A157]))">
            <text:p/>
          </table:table-cell>
          <table:table-cell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M$4:.$M$101];[.A158]));&quot;&quot;;SMALL([.$M$4:.$M$101];[.A158]))">
            <text:p/>
          </table:table-cell>
          <table:table-cell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M$4:.$M$101];[.A159]));&quot;&quot;;SMALL([.$M$4:.$M$101];[.A159]))">
            <text:p/>
          </table:table-cell>
          <table:table-cell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M$4:.$M$101];[.A160]));&quot;&quot;;SMALL([.$M$4:.$M$101];[.A160]))">
            <text:p/>
          </table:table-cell>
          <table:table-cell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M$4:.$M$101];[.A161]));&quot;&quot;;SMALL([.$M$4:.$M$101];[.A161]))">
            <text:p/>
          </table:table-cell>
          <table:table-cell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M$4:.$M$101];[.A162]));&quot;&quot;;SMALL([.$M$4:.$M$101];[.A162]))">
            <text:p/>
          </table:table-cell>
          <table:table-cell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M$4:.$M$101];[.A163]));&quot;&quot;;SMALL([.$M$4:.$M$101];[.A163]))">
            <text:p/>
          </table:table-cell>
          <table:table-cell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M$4:.$M$101];[.A164]));&quot;&quot;;SMALL([.$M$4:.$M$101];[.A164]))">
            <text:p/>
          </table:table-cell>
          <table:table-cell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M$4:.$M$101];[.A165]));&quot;&quot;;SMALL([.$M$4:.$M$101];[.A165]))">
            <text:p/>
          </table:table-cell>
          <table:table-cell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M$4:.$M$101];[.A166]));&quot;&quot;;SMALL([.$M$4:.$M$101];[.A166]))">
            <text:p/>
          </table:table-cell>
          <table:table-cell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M$4:.$M$101];[.A167]));&quot;&quot;;SMALL([.$M$4:.$M$101];[.A167]))">
            <text:p/>
          </table:table-cell>
          <table:table-cell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M$4:.$M$101];[.A168]));&quot;&quot;;SMALL([.$M$4:.$M$101];[.A168]))">
            <text:p/>
          </table:table-cell>
          <table:table-cell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M$4:.$M$101];[.A169]));&quot;&quot;;SMALL([.$M$4:.$M$101];[.A169]))">
            <text:p/>
          </table:table-cell>
          <table:table-cell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M$4:.$M$101];[.A170]));&quot;&quot;;SMALL([.$M$4:.$M$101];[.A170]))">
            <text:p/>
          </table:table-cell>
          <table:table-cell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M$4:.$M$101];[.A171]));&quot;&quot;;SMALL([.$M$4:.$M$101];[.A171]))">
            <text:p/>
          </table:table-cell>
          <table:table-cell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M$4:.$M$101];[.A172]));&quot;&quot;;SMALL([.$M$4:.$M$101];[.A172]))">
            <text:p/>
          </table:table-cell>
          <table:table-cell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M$4:.$M$101];[.A173]));&quot;&quot;;SMALL([.$M$4:.$M$101];[.A173]))">
            <text:p/>
          </table:table-cell>
          <table:table-cell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M$4:.$M$101];[.A174]));&quot;&quot;;SMALL([.$M$4:.$M$101];[.A174]))">
            <text:p/>
          </table:table-cell>
          <table:table-cell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M$4:.$M$101];[.A175]));&quot;&quot;;SMALL([.$M$4:.$M$101];[.A175]))">
            <text:p/>
          </table:table-cell>
          <table:table-cell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M$4:.$M$101];[.A176]));&quot;&quot;;SMALL([.$M$4:.$M$101];[.A176]))">
            <text:p/>
          </table:table-cell>
          <table:table-cell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M$4:.$M$101];[.A177]));&quot;&quot;;SMALL([.$M$4:.$M$101];[.A177]))">
            <text:p/>
          </table:table-cell>
          <table:table-cell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M$4:.$M$101];[.A178]));&quot;&quot;;SMALL([.$M$4:.$M$101];[.A178]))">
            <text:p/>
          </table:table-cell>
          <table:table-cell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M$4:.$M$101];[.A179]));&quot;&quot;;SMALL([.$M$4:.$M$101];[.A179]))">
            <text:p/>
          </table:table-cell>
          <table:table-cell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M$4:.$M$101];[.A180]));&quot;&quot;;SMALL([.$M$4:.$M$101];[.A180]))">
            <text:p/>
          </table:table-cell>
          <table:table-cell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M$4:.$M$101];[.A181]));&quot;&quot;;SMALL([.$M$4:.$M$101];[.A181]))">
            <text:p/>
          </table:table-cell>
          <table:table-cell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M$4:.$M$101];[.A182]));&quot;&quot;;SMALL([.$M$4:.$M$101];[.A182]))">
            <text:p/>
          </table:table-cell>
          <table:table-cell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M$4:.$M$101];[.A183]));&quot;&quot;;SMALL([.$M$4:.$M$101];[.A183]))">
            <text:p/>
          </table:table-cell>
          <table:table-cell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M$4:.$M$101];[.A184]));&quot;&quot;;SMALL([.$M$4:.$M$101];[.A184]))">
            <text:p/>
          </table:table-cell>
          <table:table-cell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M$4:.$M$101];[.A185]));&quot;&quot;;SMALL([.$M$4:.$M$101];[.A185]))">
            <text:p/>
          </table:table-cell>
          <table:table-cell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M$4:.$M$101];[.A186]));&quot;&quot;;SMALL([.$M$4:.$M$101];[.A186]))">
            <text:p/>
          </table:table-cell>
          <table:table-cell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M$4:.$M$101];[.A187]));&quot;&quot;;SMALL([.$M$4:.$M$101];[.A187]))">
            <text:p/>
          </table:table-cell>
          <table:table-cell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39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table:formula="of:=[.L18]&amp;&quot; = {&quot;" office:value-type="string" office:string-value="formatMvtIIIVoiceIII = {" calcext:value-type="string">
            <text:p>formatMvtIIIVoiceIII = {</text:p>
          </table:table-cell>
          <table:table-cell table:number-columns-repeated="1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O$4:.$O$101];[.A195]));&quot;&quot;;SMALL([.$O$4:.$O$101];[.A195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O$4:.$O$101];[.A196]));&quot;&quot;;SMALL([.$O$4:.$O$101];[.A196]))" office:value-type="float" office:value="1" calcext:value-type="float">
            <text:p>1</text:p>
          </table:table-cell>
          <table:table-cell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3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97]));&quot;&quot;;SMALL([.$O$4:.$O$101];[.A197]))" office:value-type="float" office:value="38" calcext:value-type="float">
            <text:p>38</text:p>
          </table:table-cell>
          <table:table-cell table:formula="of:=IF([.B197]=&quot;&quot;;&quot;&quot;;[.B197]-[.B196])" office:value-type="float" office:value="37" calcext:value-type="float">
            <text:p>37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37 \break" calcext:value-type="string">
            <text:p>s2*37 \break</text:p>
          </table:table-cell>
          <table:table-cell table:number-columns-repeated="13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98]));&quot;&quot;;SMALL([.$O$4:.$O$101];[.A198]))" office:value-type="float" office:value="48" calcext:value-type="float">
            <text:p>48</text:p>
          </table:table-cell>
          <table:table-cell table:formula="of:=IF([.B198]=&quot;&quot;;&quot;&quot;;[.B198]-[.B197])" office:value-type="float" office:value="10" calcext:value-type="float">
            <text:p>10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0 \break" calcext:value-type="string">
            <text:p>s2*10 \break</text:p>
          </table:table-cell>
          <table:table-cell table:number-columns-repeated="13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99]));&quot;&quot;;SMALL([.$O$4:.$O$101];[.A199]))" office:value-type="float" office:value="85" calcext:value-type="float">
            <text:p>85</text:p>
          </table:table-cell>
          <table:table-cell table:formula="of:=IF([.B199]=&quot;&quot;;&quot;&quot;;[.B199]-[.B198])" office:value-type="float" office:value="37" calcext:value-type="float">
            <text:p>37</text:p>
          </table:table-cell>
          <table:table-cell table:formula="of:=IF([.B199]=&quot;&quot;;&quot;&quot;;IF(ISNUMBER(MATCH([.B199];[.$O$4:.$O$11];0));&quot;&quot;;INDEX([.$P$22:.$P$101];MATCH([.B199];[.$O$22:.$O$101];1))))">
            <text:p/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>
            <text:p/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37 " calcext:value-type="string">
            <text:p>s2*37 </text:p>
          </table:table-cell>
          <table:table-cell table:number-columns-repeated="13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200]));&quot;&quot;;SMALL([.$O$4:.$O$101];[.A200]))" office:value-type="float" office:value="86" calcext:value-type="float">
            <text:p>86</text:p>
          </table:table-cell>
          <table:table-cell table:formula="of:=IF([.B200]=&quot;&quot;;&quot;&quot;;[.B200]-[.B199])" office:value-type="float" office:value="1" calcext:value-type="float">
            <text:p>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.*1 \break" calcext:value-type="string">
            <text:p>s2.*1 \break</text:p>
          </table:table-cell>
          <table:table-cell table:number-columns-repeated="13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201]));&quot;&quot;;SMALL([.$O$4:.$O$101];[.A201]))" office:value-type="float" office:value="87" calcext:value-type="float">
            <text:p>87</text:p>
          </table:table-cell>
          <table:table-cell table:formula="of:=IF([.B201]=&quot;&quot;;&quot;&quot;;[.B201]-[.B200])" office:value-type="float" office:value="1" calcext:value-type="float">
            <text:p>1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." calcext:value-type="string">
            <text:p>s2.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.*1 " calcext:value-type="string">
            <text:p>s2.*1 </text:p>
          </table:table-cell>
          <table:table-cell table:number-columns-repeated="1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202]));&quot;&quot;;SMALL([.$O$4:.$O$101];[.A202]))" office:value-type="float" office:value="89" calcext:value-type="float">
            <text:p>89</text:p>
          </table:table-cell>
          <table:table-cell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1" calcext:value-type="string">
            <text:p>s1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1*2 " calcext:value-type="string">
            <text:p>s1*2 </text:p>
          </table:table-cell>
          <table:table-cell table:number-columns-repeated="13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ISERR(SMALL([.$O$4:.$O$101];[.A203]));&quot;&quot;;SMALL([.$O$4:.$O$101];[.A203]))" office:value-type="float" office:value="97" calcext:value-type="float">
            <text:p>97</text:p>
          </table:table-cell>
          <table:table-cell table:style-name="ce2" table:formula="of:=IF([.B203]=&quot;&quot;;&quot;&quot;;[.B203]-[.B202])" office:value-type="float" office:value="8" calcext:value-type="float">
            <text:p>8</text:p>
          </table:table-cell>
          <table:table-cell table:formula="of:=IF([.B203]=&quot;&quot;;&quot;&quot;;IF(ISNUMBER(MATCH([.B203];[.$O$4:.$O$11];0));&quot;&quot;;INDEX([.$P$22:.$P$101];MATCH([.B203];[.$O$22:.$O$101];1))))" office:value-type="string" office:string-value="b" calcext:value-type="string">
            <text:p>b</text:p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2" calcext:value-type="string">
            <text:p>s2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2*8 \break" calcext:value-type="string">
            <text:p>s2*8 \break</text:p>
          </table:table-cell>
          <table:table-cell table:number-columns-repeated="13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ISERR(SMALL([.$O$4:.$O$101];[.A204]));&quot;&quot;;SMALL([.$O$4:.$O$101];[.A204]))" office:value-type="float" office:value="118" calcext:value-type="float">
            <text:p>118</text:p>
          </table:table-cell>
          <table:table-cell table:style-name="ce2" table:formula="of:=IF([.B204]=&quot;&quot;;&quot;&quot;;[.B204]-[.B203])" office:value-type="float" office:value="21" calcext:value-type="float">
            <text:p>21</text:p>
          </table:table-cell>
          <table:table-cell table:formula="of:=IF([.B204]=&quot;&quot;;&quot;&quot;;IF(ISNUMBER(MATCH([.B204];[.$O$4:.$O$11];0));&quot;&quot;;INDEX([.$P$22:.$P$101];MATCH([.B204];[.$O$22:.$O$101];1))))" office:value-type="string" office:string-value="b" calcext:value-type="string">
            <text:p>b</text:p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s2*21 \break" calcext:value-type="string">
            <text:p>s2*21 \break</text:p>
          </table:table-cell>
          <table:table-cell table:number-columns-repeated="13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ISERR(SMALL([.$O$4:.$O$101];[.A205]));&quot;&quot;;SMALL([.$O$4:.$O$101];[.A205]))" office:value-type="float" office:value="139" calcext:value-type="float">
            <text:p>139</text:p>
          </table:table-cell>
          <table:table-cell table:style-name="ce2" table:formula="of:=IF([.B205]=&quot;&quot;;&quot;&quot;;[.B205]-[.B204])" office:value-type="float" office:value="21" calcext:value-type="float">
            <text:p>21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21 \break" calcext:value-type="string">
            <text:p>s2*21 \break</text:p>
          </table:table-cell>
          <table:table-cell table:number-columns-repeated="13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ISERR(SMALL([.$O$4:.$O$101];[.A206]));&quot;&quot;;SMALL([.$O$4:.$O$101];[.A206]))" office:value-type="float" office:value="169" calcext:value-type="float">
            <text:p>169</text:p>
          </table:table-cell>
          <table:table-cell table:style-name="ce2" table:formula="of:=IF([.B206]=&quot;&quot;;&quot;&quot;;[.B206]-[.B205])" office:value-type="float" office:value="30" calcext:value-type="float">
            <text:p>30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30 \break" calcext:value-type="string">
            <text:p>s2*30 \break</text:p>
          </table:table-cell>
          <table:table-cell table:number-columns-repeated="13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ISERR(SMALL([.$O$4:.$O$101];[.A207]));&quot;&quot;;SMALL([.$O$4:.$O$101];[.A207]))" office:value-type="float" office:value="180" calcext:value-type="float">
            <text:p>180</text:p>
          </table:table-cell>
          <table:table-cell table:style-name="ce2" table:formula="of:=IF([.B207]=&quot;&quot;;&quot;&quot;;[.B207]-[.B206])" office:value-type="float" office:value="11" calcext:value-type="float">
            <text:p>11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pb" calcext:value-type="string">
            <text:p>p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11 \pageBreak" calcext:value-type="string">
            <text:p>s2*11 \pageBreak</text:p>
          </table:table-cell>
          <table:table-cell table:number-columns-repeated="13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O$4:.$O$101];[.A208]));&quot;&quot;;SMALL([.$O$4:.$O$101];[.A208]))" office:value-type="float" office:value="201" calcext:value-type="float">
            <text:p>201</text:p>
          </table:table-cell>
          <table:table-cell table:style-name="ce2" table:formula="of:=IF([.B208]=&quot;&quot;;&quot;&quot;;[.B208]-[.B207])" office:value-type="float" office:value="21" calcext:value-type="float">
            <text:p>2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21 \break" calcext:value-type="string">
            <text:p>s2*21 \break</text:p>
          </table:table-cell>
          <table:table-cell table:number-columns-repeated="13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ISERR(SMALL([.$O$4:.$O$101];[.A209]));&quot;&quot;;SMALL([.$O$4:.$O$101];[.A209]))" office:value-type="float" office:value="210" calcext:value-type="float">
            <text:p>210</text:p>
          </table:table-cell>
          <table:table-cell table:style-name="ce2"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3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ISERR(SMALL([.$O$4:.$O$101];[.A210]));&quot;&quot;;SMALL([.$O$4:.$O$101];[.A210]))" office:value-type="float" office:value="218" calcext:value-type="float">
            <text:p>218</text:p>
          </table:table-cell>
          <table:table-cell table:style-name="ce2" table:formula="of:=IF([.B210]=&quot;&quot;;&quot;&quot;;[.B210]-[.B209])" office:value-type="float" office:value="8" calcext:value-type="float">
            <text:p>8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b" calcext:value-type="string">
            <text:p>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8 \break" calcext:value-type="string">
            <text:p>s2*8 \break</text:p>
          </table:table-cell>
          <table:table-cell table:number-columns-repeated="13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ISERR(SMALL([.$O$4:.$O$101];[.A211]));&quot;&quot;;SMALL([.$O$4:.$O$101];[.A211]))" office:value-type="float" office:value="238" calcext:value-type="float">
            <text:p>238</text:p>
          </table:table-cell>
          <table:table-cell table:style-name="ce2" table:formula="of:=IF([.B211]=&quot;&quot;;&quot;&quot;;[.B211]-[.B210])" office:value-type="float" office:value="20" calcext:value-type="float">
            <text:p>2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20 \break" calcext:value-type="string">
            <text:p>s2*20 \break</text:p>
          </table:table-cell>
          <table:table-cell table:number-columns-repeated="13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ISERR(SMALL([.$O$4:.$O$101];[.A212]));&quot;&quot;;SMALL([.$O$4:.$O$101];[.A212]))" office:value-type="float" office:value="250" calcext:value-type="float">
            <text:p>250</text:p>
          </table:table-cell>
          <table:table-cell table:style-name="ce2" table:formula="of:=IF([.B212]=&quot;&quot;;&quot;&quot;;[.B212]-[.B211])" office:value-type="float" office:value="12" calcext:value-type="float">
            <text:p>12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12 \break" calcext:value-type="string">
            <text:p>s2*12 \break</text:p>
          </table:table-cell>
          <table:table-cell table:number-columns-repeated="13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ISERR(SMALL([.$O$4:.$O$101];[.A213]));&quot;&quot;;SMALL([.$O$4:.$O$101];[.A213]))" office:value-type="float" office:value="263" calcext:value-type="float">
            <text:p>263</text:p>
          </table:table-cell>
          <table:table-cell table:style-name="ce2" table:formula="of:=IF([.B213]=&quot;&quot;;&quot;&quot;;[.B213]-[.B212])" office:value-type="float" office:value="13" calcext:value-type="float">
            <text:p>13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3 \break" calcext:value-type="string">
            <text:p>s2*13 \break</text:p>
          </table:table-cell>
          <table:table-cell table:number-columns-repeated="13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ISERR(SMALL([.$O$4:.$O$101];[.A214]));&quot;&quot;;SMALL([.$O$4:.$O$101];[.A214]))" office:value-type="float" office:value="289" calcext:value-type="float">
            <text:p>289</text:p>
          </table:table-cell>
          <table:table-cell table:style-name="ce2" table:formula="of:=IF([.B214]=&quot;&quot;;&quot;&quot;;[.B214]-[.B213])" office:value-type="float" office:value="26" calcext:value-type="float">
            <text:p>26</text:p>
          </table:table-cell>
          <table:table-cell table:formula="of:=IF([.B214]=&quot;&quot;;&quot;&quot;;IF(ISNUMBER(MATCH([.B214];[.$O$4:.$O$11];0));&quot;&quot;;INDEX([.$P$22:.$P$101];MATCH([.B214];[.$O$22:.$O$101];1))))">
            <text:p/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>
            <text:p/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26 " calcext:value-type="string">
            <text:p>s2*26 </text:p>
          </table:table-cell>
          <table:table-cell table:number-columns-repeated="13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table:formula="of:=IF(ISERR(SMALL([.$O$4:.$O$101];[.A215]));&quot;&quot;;SMALL([.$O$4:.$O$101];[.A215]))" office:value-type="float" office:value="290" calcext:value-type="float">
            <text:p>290</text:p>
          </table:table-cell>
          <table:table-cell table:style-name="ce2" table:formula="of:=IF([.B215]=&quot;&quot;;&quot;&quot;;[.B215]-[.B214])" office:value-type="float" office:value="1" calcext:value-type="float">
            <text:p>1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." calcext:value-type="string">
            <text:p>s2.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.*1 \break" calcext:value-type="string">
            <text:p>s2.*1 \break</text:p>
          </table:table-cell>
          <table:table-cell table:number-columns-repeated="13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table:formula="of:=IF(ISERR(SMALL([.$O$4:.$O$101];[.A216]));&quot;&quot;;SMALL([.$O$4:.$O$101];[.A216]))" office:value-type="float" office:value="291" calcext:value-type="float">
            <text:p>291</text:p>
          </table:table-cell>
          <table:table-cell table:style-name="ce2" table:formula="of:=IF([.B216]=&quot;&quot;;&quot;&quot;;[.B216]-[.B215])" office:value-type="float" office:value="1" calcext:value-type="float">
            <text:p>1</text:p>
          </table:table-cell>
          <table:table-cell table:formula="of:=IF([.B216]=&quot;&quot;;&quot;&quot;;IF(ISNUMBER(MATCH([.B216];[.$O$4:.$O$11];0));&quot;&quot;;INDEX([.$P$22:.$P$101];MATCH([.B216];[.$O$22:.$O$101];1))))">
            <text:p/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." calcext:value-type="string">
            <text:p>s2.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>
            <text:p/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.*1 " calcext:value-type="string">
            <text:p>s2.*1 </text:p>
          </table:table-cell>
          <table:table-cell table:number-columns-repeated="13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table:formula="of:=IF(ISERR(SMALL([.$O$4:.$O$101];[.A217]));&quot;&quot;;SMALL([.$O$4:.$O$101];[.A217]))" office:value-type="float" office:value="293" calcext:value-type="float">
            <text:p>293</text:p>
          </table:table-cell>
          <table:table-cell table:style-name="ce2" table:formula="of:=IF([.B217]=&quot;&quot;;&quot;&quot;;[.B217]-[.B216])" office:value-type="float" office:value="2" calcext:value-type="float">
            <text:p>2</text:p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1" calcext:value-type="string">
            <text:p>s1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1*2 " calcext:value-type="string">
            <text:p>s1*2 </text:p>
          </table:table-cell>
          <table:table-cell table:number-columns-repeated="13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table:formula="of:=IF(ISERR(SMALL([.$O$4:.$O$101];[.A218]));&quot;&quot;;SMALL([.$O$4:.$O$101];[.A218]))" office:value-type="float" office:value="301" calcext:value-type="float">
            <text:p>301</text:p>
          </table:table-cell>
          <table:table-cell table:style-name="ce2" table:formula="of:=IF([.B218]=&quot;&quot;;&quot;&quot;;[.B218]-[.B217])" office:value-type="float" office:value="8" calcext:value-type="float">
            <text:p>8</text:p>
          </table:table-cell>
          <table:table-cell table:formula="of:=IF([.B218]=&quot;&quot;;&quot;&quot;;IF(ISNUMBER(MATCH([.B218];[.$O$4:.$O$11];0));&quot;&quot;;INDEX([.$P$22:.$P$101];MATCH([.B218];[.$O$22:.$O$101];1))))" office:value-type="string" office:string-value="b" calcext:value-type="string">
            <text:p>b</text:p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8 \break" calcext:value-type="string">
            <text:p>s2*8 \break</text:p>
          </table:table-cell>
          <table:table-cell table:number-columns-repeated="13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table:formula="of:=IF(ISERR(SMALL([.$O$4:.$O$101];[.A219]));&quot;&quot;;SMALL([.$O$4:.$O$101];[.A219]))" office:value-type="float" office:value="310" calcext:value-type="float">
            <text:p>310</text:p>
          </table:table-cell>
          <table:table-cell table:style-name="ce2" table:formula="of:=IF([.B219]=&quot;&quot;;&quot;&quot;;[.B219]-[.B218])" office:value-type="float" office:value="9" calcext:value-type="float">
            <text:p>9</text:p>
          </table:table-cell>
          <table:table-cell table:formula="of:=IF([.B219]=&quot;&quot;;&quot;&quot;;IF(ISNUMBER(MATCH([.B219];[.$O$4:.$O$11];0));&quot;&quot;;INDEX([.$P$22:.$P$101];MATCH([.B219];[.$O$22:.$O$101];1))))" office:value-type="string" office:string-value="b" calcext:value-type="string">
            <text:p>b</text:p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" calcext:value-type="string">
            <text:p>s2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*9 \break" calcext:value-type="string">
            <text:p>s2*9 \break</text:p>
          </table:table-cell>
          <table:table-cell table:number-columns-repeated="139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formula="of:=IF(ISERR(SMALL([.$O$4:.$O$101];[.A220]));&quot;&quot;;SMALL([.$O$4:.$O$101];[.A220]))" office:value-type="float" office:value="322" calcext:value-type="float">
            <text:p>322</text:p>
          </table:table-cell>
          <table:table-cell table:style-name="ce2" table:formula="of:=IF([.B220]=&quot;&quot;;&quot;&quot;;[.B220]-[.B219])" office:value-type="float" office:value="12" calcext:value-type="float">
            <text:p>12</text:p>
          </table:table-cell>
          <table:table-cell table:formula="of:=IF([.B220]=&quot;&quot;;&quot;&quot;;IF(ISNUMBER(MATCH([.B220];[.$O$4:.$O$11];0));&quot;&quot;;INDEX([.$P$22:.$P$101];MATCH([.B220];[.$O$22:.$O$101];1))))" office:value-type="string" office:string-value="b" calcext:value-type="string">
            <text:p>b</text:p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2" calcext:value-type="string">
            <text:p>s2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2*12 \break" calcext:value-type="string">
            <text:p>s2*12 \break</text:p>
          </table:table-cell>
          <table:table-cell table:number-columns-repeated="13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table:formula="of:=IF(ISERR(SMALL([.$O$4:.$O$101];[.A221]));&quot;&quot;;SMALL([.$O$4:.$O$101];[.A221]))" office:value-type="float" office:value="331" calcext:value-type="float">
            <text:p>331</text:p>
          </table:table-cell>
          <table:table-cell table:style-name="ce2" table:formula="of:=IF([.B221]=&quot;&quot;;&quot;&quot;;[.B221]-[.B220])" office:value-type="float" office:value="9" calcext:value-type="float">
            <text:p>9</text:p>
          </table:table-cell>
          <table:table-cell table:formula="of:=IF([.B221]=&quot;&quot;;&quot;&quot;;IF(ISNUMBER(MATCH([.B221];[.$O$4:.$O$11];0));&quot;&quot;;INDEX([.$P$22:.$P$101];MATCH([.B221];[.$O$22:.$O$101];1))))" office:value-type="string" office:string-value="b" calcext:value-type="string">
            <text:p>b</text:p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s2*9 \break" calcext:value-type="string">
            <text:p>s2*9 \break</text:p>
          </table:table-cell>
          <table:table-cell table:number-columns-repeated="139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formula="of:=IF(ISERR(SMALL([.$O$4:.$O$101];[.A222]));&quot;&quot;;SMALL([.$O$4:.$O$101];[.A222]))" office:value-type="float" office:value="341" calcext:value-type="float">
            <text:p>341</text:p>
          </table:table-cell>
          <table:table-cell table:style-name="ce2" table:formula="of:=IF([.B222]=&quot;&quot;;&quot;&quot;;[.B222]-[.B221])" office:value-type="float" office:value="10" calcext:value-type="float">
            <text:p>10</text:p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0 " calcext:value-type="string">
            <text:p>s2*10 </text:p>
          </table:table-cell>
          <table:table-cell table:number-columns-repeated="13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O$4:.$O$101];[.A223]));&quot;&quot;;SMALL([.$O$4:.$O$101];[.A223]))">
            <text:p/>
          </table:table-cell>
          <table:table-cell table:style-name="ce2"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O$4:.$O$101];[.A224]));&quot;&quot;;SMALL([.$O$4:.$O$101];[.A224]))">
            <text:p/>
          </table:table-cell>
          <table:table-cell table:style-name="ce2"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O$4:.$O$101];[.A225]));&quot;&quot;;SMALL([.$O$4:.$O$101];[.A225]))">
            <text:p/>
          </table:table-cell>
          <table:table-cell table:style-name="ce2"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O$4:.$O$101];[.A226]));&quot;&quot;;SMALL([.$O$4:.$O$101];[.A226]))">
            <text:p/>
          </table:table-cell>
          <table:table-cell table:style-name="ce2"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O$4:.$O$101];[.A227]));&quot;&quot;;SMALL([.$O$4:.$O$101];[.A227]))">
            <text:p/>
          </table:table-cell>
          <table:table-cell table:style-name="ce2"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O$4:.$O$101];[.A228]));&quot;&quot;;SMALL([.$O$4:.$O$101];[.A228]))">
            <text:p/>
          </table:table-cell>
          <table:table-cell table:style-name="ce2"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O$4:.$O$101];[.A229]));&quot;&quot;;SMALL([.$O$4:.$O$101];[.A229]))">
            <text:p/>
          </table:table-cell>
          <table:table-cell table:style-name="ce2"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O$4:.$O$101];[.A230]));&quot;&quot;;SMALL([.$O$4:.$O$101];[.A230]))">
            <text:p/>
          </table:table-cell>
          <table:table-cell table:style-name="ce2"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O$4:.$O$101];[.A231]));&quot;&quot;;SMALL([.$O$4:.$O$101];[.A231]))">
            <text:p/>
          </table:table-cell>
          <table:table-cell table:style-name="ce2"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O$4:.$O$101];[.A232]));&quot;&quot;;SMALL([.$O$4:.$O$101];[.A232]))">
            <text:p/>
          </table:table-cell>
          <table:table-cell table:style-name="ce2"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O$4:.$O$101];[.A257]));&quot;&quot;;SMALL([.$O$4:.$O$101];[.A257]))">
            <text:p/>
          </table:table-cell>
          <table:table-cell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O$4:.$O$101];[.A258]));&quot;&quot;;SMALL([.$O$4:.$O$101];[.A258]))">
            <text:p/>
          </table:table-cell>
          <table:table-cell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O$4:.$O$101];[.A259]));&quot;&quot;;SMALL([.$O$4:.$O$101];[.A259]))">
            <text:p/>
          </table:table-cell>
          <table:table-cell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O$4:.$O$101];[.A260]));&quot;&quot;;SMALL([.$O$4:.$O$101];[.A260]))">
            <text:p/>
          </table:table-cell>
          <table:table-cell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O$4:.$O$101];[.A261]));&quot;&quot;;SMALL([.$O$4:.$O$101];[.A261]))">
            <text:p/>
          </table:table-cell>
          <table:table-cell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O$4:.$O$101];[.A262]));&quot;&quot;;SMALL([.$O$4:.$O$101];[.A262]))">
            <text:p/>
          </table:table-cell>
          <table:table-cell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O$4:.$O$101];[.A263]));&quot;&quot;;SMALL([.$O$4:.$O$101];[.A263]))">
            <text:p/>
          </table:table-cell>
          <table:table-cell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O$4:.$O$101];[.A264]));&quot;&quot;;SMALL([.$O$4:.$O$101];[.A264]))">
            <text:p/>
          </table:table-cell>
          <table:table-cell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O$4:.$O$101];[.A265]));&quot;&quot;;SMALL([.$O$4:.$O$101];[.A265]))">
            <text:p/>
          </table:table-cell>
          <table:table-cell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O$4:.$O$101];[.A266]));&quot;&quot;;SMALL([.$O$4:.$O$101];[.A266]))">
            <text:p/>
          </table:table-cell>
          <table:table-cell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O$4:.$O$101];[.A267]));&quot;&quot;;SMALL([.$O$4:.$O$101];[.A267]))">
            <text:p/>
          </table:table-cell>
          <table:table-cell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O$4:.$O$101];[.A268]));&quot;&quot;;SMALL([.$O$4:.$O$101];[.A268]))">
            <text:p/>
          </table:table-cell>
          <table:table-cell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O$4:.$O$101];[.A269]));&quot;&quot;;SMALL([.$O$4:.$O$101];[.A269]))">
            <text:p/>
          </table:table-cell>
          <table:table-cell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O$4:.$O$101];[.A270]));&quot;&quot;;SMALL([.$O$4:.$O$101];[.A270]))">
            <text:p/>
          </table:table-cell>
          <table:table-cell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O$4:.$O$101];[.A271]));&quot;&quot;;SMALL([.$O$4:.$O$101];[.A271]))">
            <text:p/>
          </table:table-cell>
          <table:table-cell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O$4:.$O$101];[.A272]));&quot;&quot;;SMALL([.$O$4:.$O$101];[.A272]))">
            <text:p/>
          </table:table-cell>
          <table:table-cell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O$4:.$O$101];[.A273]));&quot;&quot;;SMALL([.$O$4:.$O$101];[.A273]))">
            <text:p/>
          </table:table-cell>
          <table:table-cell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O$4:.$O$101];[.A274]));&quot;&quot;;SMALL([.$O$4:.$O$101];[.A274]))">
            <text:p/>
          </table:table-cell>
          <table:table-cell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39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III = {" calcext:value-type="string">
            <text:p>formatMvtIVoiceIII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29]=&quot;&quot;;&quot;&quot;;[$PART.G29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0]=&quot;&quot;;&quot;&quot;;[$PART.G30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27 \break" calcext:value-type="string">
            <text:p>s1*27 \break</text:p>
          </table:table-cell>
        </table:table-row>
        <table:table-row table:style-name="ro1">
          <table:table-cell table:formula="of:=IF([$PART.G35]=&quot;&quot;;&quot;&quot;;[$PART.G35])" office:value-type="string" office:string-value="s1*30 \pageBreak" calcext:value-type="string">
            <text:p>s1*30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9]=&quot;&quot;;&quot;&quot;;[$PART.G39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0]=&quot;&quot;;&quot;&quot;;[$PART.G4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1]=&quot;&quot;;&quot;&quot;;[$PART.G41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42]=&quot;&quot;;&quot;&quot;;[$PART.G42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43]=&quot;&quot;;&quot;&quot;;[$PART.G43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4]=&quot;&quot;;&quot;&quot;;[$PART.G4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45]=&quot;&quot;;&quot;&quot;;[$PART.G45])" office:value-type="string" office:string-value="s1*21 \break" calcext:value-type="string">
            <text:p>s1*21 \break</text:p>
          </table:table-cell>
        </table:table-row>
        <table:table-row table:style-name="ro1">
          <table:table-cell table:formula="of:=IF([$PART.G46]=&quot;&quot;;&quot;&quot;;[$PART.G4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7]=&quot;&quot;;&quot;&quot;;[$PART.G47])" office:value-type="string" office:string-value="s1*17 \pageBreak" calcext:value-type="string">
            <text:p>s1*17 \pageBreak</text:p>
          </table:table-cell>
        </table:table-row>
        <table:table-row table:style-name="ro1">
          <table:table-cell table:formula="of:=IF([$PART.G48]=&quot;&quot;;&quot;&quot;;[$PART.G48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49]=&quot;&quot;;&quot;&quot;;[$PART.G49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0]=&quot;&quot;;&quot;&quot;;[$PART.G50])" office:value-type="string" office:string-value="s1*19 \break" calcext:value-type="string">
            <text:p>s1*19 \break</text:p>
          </table:table-cell>
        </table:table-row>
        <table:table-row table:style-name="ro1">
          <table:table-cell table:formula="of:=IF([$PART.G51]=&quot;&quot;;&quot;&quot;;[$PART.G5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2]=&quot;&quot;;&quot;&quot;;[$PART.G5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3]=&quot;&quot;;&quot;&quot;;[$PART.G5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54]=&quot;&quot;;&quot;&quot;;[$PART.G54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5]=&quot;&quot;;&quot;&quot;;[$PART.G55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56]=&quot;&quot;;&quot;&quot;;[$PART.G56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57]=&quot;&quot;;&quot;&quot;;[$PART.G57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III = {" calcext:value-type="string">
            <text:p>formatMvtIIVoiceIII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34 \break" calcext:value-type="string">
            <text:p>s2.*34 \break</text:p>
          </table:table-cell>
        </table:table-row>
        <table:table-row table:style-name="ro1">
          <table:table-cell table:formula="of:=IF([$PART.G111]=&quot;&quot;;&quot;&quot;;[$PART.G111])" office:value-type="string" office:string-value="s2.*19 \pageBreak" calcext:value-type="string">
            <text:p>s2.*19 \pageBreak</text:p>
          </table:table-cell>
        </table:table-row>
        <table:table-row table:style-name="ro1">
          <table:table-cell table:formula="of:=IF([$PART.G112]=&quot;&quot;;&quot;&quot;;[$PART.G112])" office:value-type="string" office:string-value="s2.*10 \break" calcext:value-type="string">
            <text:p>s2.*10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0 \break" calcext:value-type="string">
            <text:p>s2.*10 \break</text:p>
          </table:table-cell>
        </table:table-row>
        <table:table-row table:style-name="ro1">
          <table:table-cell table:formula="of:=IF([$PART.G114]=&quot;&quot;;&quot;&quot;;[$PART.G114])" office:value-type="string" office:string-value="s2.*45 " calcext:value-type="string">
            <text:p>s2.*45 </text:p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III = {" calcext:value-type="string">
            <text:p>formatMvtIIIVoiceIII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37 \break" calcext:value-type="string">
            <text:p>s2*37 \break</text:p>
          </table:table-cell>
        </table:table-row>
        <table:table-row table:style-name="ro1">
          <table:table-cell table:formula="of:=IF([$PART.G198]=&quot;&quot;;&quot;&quot;;[$PART.G198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199]=&quot;&quot;;&quot;&quot;;[$PART.G199])" office:value-type="string" office:string-value="s2*37 " calcext:value-type="string">
            <text:p>s2*37 </text:p>
          </table:table-cell>
        </table:table-row>
        <table:table-row table:style-name="ro1">
          <table:table-cell table:formula="of:=IF([$PART.G200]=&quot;&quot;;&quot;&quot;;[$PART.G200])" office:value-type="string" office:string-value="s2.*1 \break" calcext:value-type="string">
            <text:p>s2.*1 \break</text:p>
          </table:table-cell>
        </table:table-row>
        <table:table-row table:style-name="ro1">
          <table:table-cell table:formula="of:=IF([$PART.G201]=&quot;&quot;;&quot;&quot;;[$PART.G201])" office:value-type="string" office:string-value="s2.*1 " calcext:value-type="string">
            <text:p>s2.*1 </text:p>
          </table:table-cell>
        </table:table-row>
        <table:table-row table:style-name="ro1">
          <table:table-cell table:formula="of:=IF([$PART.G202]=&quot;&quot;;&quot;&quot;;[$PART.G202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3]=&quot;&quot;;&quot;&quot;;[$PART.G203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04]=&quot;&quot;;&quot;&quot;;[$PART.G204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5]=&quot;&quot;;&quot;&quot;;[$PART.G205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6]=&quot;&quot;;&quot;&quot;;[$PART.G206])" office:value-type="string" office:string-value="s2*30 \break" calcext:value-type="string">
            <text:p>s2*30 \break</text:p>
          </table:table-cell>
        </table:table-row>
        <table:table-row table:style-name="ro1">
          <table:table-cell table:formula="of:=IF([$PART.G207]=&quot;&quot;;&quot;&quot;;[$PART.G207])" office:value-type="string" office:string-value="s2*11 \pageBreak" calcext:value-type="string">
            <text:p>s2*11 \pageBreak</text:p>
          </table:table-cell>
        </table:table-row>
        <table:table-row table:style-name="ro1">
          <table:table-cell table:formula="of:=IF([$PART.G208]=&quot;&quot;;&quot;&quot;;[$PART.G208])" office:value-type="string" office:string-value="s2*21 \break" calcext:value-type="string">
            <text:p>s2*2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1]=&quot;&quot;;&quot;&quot;;[$PART.G211])" office:value-type="string" office:string-value="s2*20 \break" calcext:value-type="string">
            <text:p>s2*20 \break</text:p>
          </table:table-cell>
        </table:table-row>
        <table:table-row table:style-name="ro1">
          <table:table-cell table:formula="of:=IF([$PART.G212]=&quot;&quot;;&quot;&quot;;[$PART.G212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3]=&quot;&quot;;&quot;&quot;;[$PART.G213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14]=&quot;&quot;;&quot;&quot;;[$PART.G214])" office:value-type="string" office:string-value="s2*26 " calcext:value-type="string">
            <text:p>s2*26 </text:p>
          </table:table-cell>
        </table:table-row>
        <table:table-row table:style-name="ro1">
          <table:table-cell table:formula="of:=IF([$PART.G215]=&quot;&quot;;&quot;&quot;;[$PART.G215])" office:value-type="string" office:string-value="s2.*1 \break" calcext:value-type="string">
            <text:p>s2.*1 \break</text:p>
          </table:table-cell>
        </table:table-row>
        <table:table-row table:style-name="ro1">
          <table:table-cell table:formula="of:=IF([$PART.G216]=&quot;&quot;;&quot;&quot;;[$PART.G216])" office:value-type="string" office:string-value="s2.*1 " calcext:value-type="string">
            <text:p>s2.*1 </text:p>
          </table:table-cell>
        </table:table-row>
        <table:table-row table:style-name="ro1">
          <table:table-cell table:formula="of:=IF([$PART.G217]=&quot;&quot;;&quot;&quot;;[$PART.G217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18]=&quot;&quot;;&quot;&quot;;[$PART.G218])" office:value-type="string" office:string-value="s2*8 \break" calcext:value-type="string">
            <text:p>s2*8 \break</text:p>
          </table:table-cell>
        </table:table-row>
        <table:table-row table:style-name="ro1">
          <table:table-cell table:formula="of:=IF([$PART.G219]=&quot;&quot;;&quot;&quot;;[$PART.G21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20]=&quot;&quot;;&quot;&quot;;[$PART.G220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21]=&quot;&quot;;&quot;&quot;;[$PART.G221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22]=&quot;&quot;;&quot;&quot;;[$PART.G222])" office:value-type="string" office:string-value="s2*10 " calcext:value-type="string">
            <text:p>s2*10 </text:p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/00/0000</text:date>, <text:time style:data-style-name="N2" text:time-value="14:10:59.37154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0-28T18:43:17.894126409</dc:date>
    <meta:editing-duration>PT14H43M58S</meta:editing-duration>
    <meta:editing-cycles>108</meta:editing-cycles>
    <meta:generator>LibreOffice/6.3.2.2$Linux_X86_64 LibreOffice_project/30$Build-2</meta:generator>
    <meta:document-statistic meta:table-count="2" meta:cell-count="335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